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9600000408DE987F27532068B5.png" manifest:media-type="image/png"/>
  <manifest:file-entry manifest:full-path="Pictures/100002010000030C000000C04D24EFCC515D97F2.png" manifest:media-type="image/png"/>
  <manifest:file-entry manifest:full-path="Pictures/1000020100000040000000408249BB4BD02F70B9.png" manifest:media-type="image/png"/>
  <manifest:file-entry manifest:full-path="Pictures/10000201000003E80000019AD6338CFB9B8C8D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4c4c4c" draw:gradient-step-count="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Titulo-title">
      <style:graphic-properties draw:auto-grow-height="true" fo:min-height="2.829cm"/>
    </style:style>
    <style:style style:name="pr2" style:family="presentation" style:parent-style-name="Slide_20_Titulo-notes">
      <style:graphic-properties draw:fill-color="#ffffff" draw:auto-grow-height="true" fo:min-height="13.364cm"/>
    </style:style>
    <style:style style:name="pr3" style:family="presentation" style:parent-style-name="Conteudo-title">
      <style:graphic-properties draw:auto-grow-height="true" fo:min-height="2.629cm"/>
    </style:style>
    <style:style style:name="pr4" style:family="presentation" style:parent-style-name="Conteudo-outline1">
      <style:graphic-properties fo:min-height="8.884cm"/>
    </style:style>
    <style:style style:name="pr5" style:family="presentation" style:parent-style-name="Conteudo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Titulo" presentation:presentation-page-layout-name="AL1T19">
        <office:forms form:automatic-focus="false" form:apply-design-mode="false"/>
        <draw:frame presentation:style-name="pr1" draw:layer="layout" svg:width="19.6cm" svg:height="2.829cm" svg:x="7cm" svg:y="2.399cm" presentation:class="title">
          <draw:text-box>
            <text:p>Multithreading em C++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ud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11cm" svg:height="9.134cm" svg:x="1.4cm" svg:y="3.68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Titulo-background" style:display-name="Slide Titulo-background" style:family="presentation">
      <style:graphic-properties draw:stroke="none" draw:fill="solid" draw:fill-color="#263338" draw:gradient-step-count="0"/>
      <style:text-properties style:letter-kerning="true"/>
    </style:style>
    <style:style style:name="Slide_20_Titulo-backgroundobjects" style:display-name="Slide Ti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Titulo-notes" style:display-name="Slide Ti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Titulo-outline1" style:display-name="Slide Titulo-outline1" style:family="presentation">
      <style:graphic-properties draw:stroke="none" draw:fill="none" draw:auto-grow-height="false" draw:fit-to-size="shrink-to-fit" style:shrink-to-fit="true">
        <text:list-style style:name="Slide_20_Titulo-outline1" style:display-name="Slide Ti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Titulo-outline2" style:display-name="Slide Titulo-outline2" style:family="presentation" style:parent-style-name="Slide_20_Titul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_20_Titulo-outline3" style:display-name="Slide Titulo-outline3" style:family="presentation" style:parent-style-name="Slide_20_Titul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lide_20_Titulo-outline4" style:display-name="Slide Titulo-outline4" style:family="presentation" style:parent-style-name="Slide_20_Titul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lide_20_Titulo-outline5" style:display-name="Slide Titulo-outline5" style:family="presentation" style:parent-style-name="Slide_20_Titul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_20_Titulo-outline6" style:display-name="Slide Titulo-outline6" style:family="presentation" style:parent-style-name="Slide_20_Titul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_20_Titulo-outline7" style:display-name="Slide Titulo-outline7" style:family="presentation" style:parent-style-name="Slide_20_Titul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_20_Titulo-outline8" style:display-name="Slide Titulo-outline8" style:family="presentation" style:parent-style-name="Slide_20_Titul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_20_Titulo-outline9" style:display-name="Slide Titulo-outline9" style:family="presentation" style:parent-style-name="Slide_20_Titul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_20_Titulo-subtitle" style:display-name="Slide Titulo-subtitle" style:family="presentation">
      <style:graphic-properties draw:stroke="none" draw:fill="none" draw:textarea-vertical-align="middle">
        <text:list-style style:name="Slide_20_Titulo-subtitle" style:display-name="Slide Ti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Titulo-title" style:display-name="Slide Titulo-title" style:family="presentation">
      <style:graphic-properties draw:stroke="none" svg:stroke-color="#3465a4" draw:fill="none" draw:fill-color="#00ffff" draw:textarea-vertical-align="middle" draw:shadow-color="#000000">
        <text:list-style style:name="Slide_20_Titulo-title" style:display-name="Slide Ti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fffd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Conteudo-background" style:family="presentation">
      <style:graphic-properties draw:stroke="none" draw:fill="solid" draw:fill-color="#666666" draw:gradient-step-count="0"/>
      <style:text-properties style:letter-kerning="true"/>
    </style:style>
    <style:style style:name="Conteu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u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udo-outline1" style:family="presentation">
      <style:graphic-properties draw:stroke="none" svg:stroke-color="#3465a4" draw:fill="none" draw:auto-grow-height="false" draw:fit-to-size="shrink-to-fit" style:shrink-to-fit="true">
        <text:list-style style:name="Conteudo-outline1">
          <text:list-level-style-number text:level="1" style:num-suffix="." style:num-format="1">
            <style:list-level-properties text:space-before="0.3cm" text:min-label-width="0.9cm"/>
            <style:text-properties fo:color="#00caca" fo:font-size="100%"/>
          </text:list-level-style-number>
          <text:list-level-style-number text:level="2" style:num-format="i">
            <style:list-level-properties text:space-before="1.5cm" text:min-label-width="0.9cm"/>
            <style:text-properties fo:color="#00caca" fo:font-size="75%"/>
          </text:list-level-style-number>
          <text:list-level-style-number text:level="3" style:num-format="i">
            <style:list-level-properties text:space-before="2.8cm" text:min-label-width="0.8cm"/>
            <style:text-properties fo:color="#00caca" fo:font-size="45%"/>
          </text:list-level-style-number>
          <text:list-level-style-number text:level="4" style:num-format="i">
            <style:list-level-properties text:space-before="4.2cm" text:min-label-width="0.6cm"/>
            <style:text-properties fo:color="#00caca" fo:font-size="75%"/>
          </text:list-level-style-number>
          <text:list-level-style-number text:level="5" style:num-format="i">
            <style:list-level-properties text:space-before="5.4cm" text:min-label-width="0.6cm"/>
            <style:text-properties fo:color="#00caca" fo:font-size="45%"/>
          </text:list-level-style-number>
          <text:list-level-style-number text:level="6" style:num-format="i">
            <style:list-level-properties text:space-before="6.6cm" text:min-label-width="0.6cm"/>
            <style:text-properties fo:color="#00caca" fo:font-size="45%"/>
          </text:list-level-style-number>
          <text:list-level-style-number text:level="7" style:num-format="i">
            <style:list-level-properties text:space-before="7.8cm" text:min-label-width="0.6cm"/>
            <style:text-properties fo:color="#00caca" fo:font-size="45%"/>
          </text:list-level-style-number>
          <text:list-level-style-number text:level="8" style:num-format="i">
            <style:list-level-properties text:space-before="9cm" text:min-label-width="0.6cm"/>
            <style:text-properties fo:color="#00caca" fo:font-size="45%"/>
          </text:list-level-style-number>
          <text:list-level-style-number text:level="9" style:num-format="i">
            <style:list-level-properties text:space-before="10.2cm" text:min-label-width="0.6cm"/>
            <style:text-properties fo:color="#00caca" fo:font-size="45%"/>
          </text:list-level-style-number>
          <text:list-level-style-number text:level="10" style:num-format="i">
            <style:list-level-properties text:space-before="11.4cm" text:min-label-width="0.6cm"/>
            <style:text-properties fo:color="#00caca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udo-outline2" style:family="presentation" style:parent-style-name="Conteudo-outline1">
      <style:paragraph-properties fo:margin-left="0cm" fo:margin-right="0cm" fo:margin-top="0.399cm" fo:margin-bottom="0cm" fo:text-indent="0cm"/>
    </style:style>
    <style:style style:name="Conteudo-outline3" style:family="presentation" style:parent-style-name="Conteudo-outline2">
      <style:paragraph-properties fo:margin-left="0cm" fo:margin-right="0cm" fo:margin-top="0.298cm" fo:margin-bottom="0cm" fo:text-indent="0cm"/>
    </style:style>
    <style:style style:name="Conteudo-outline4" style:family="presentation" style:parent-style-name="Conteudo-outline3">
      <style:paragraph-properties fo:margin-left="0cm" fo:margin-right="0cm" fo:margin-top="0.199cm" fo:margin-bottom="0cm" fo:text-indent="0cm"/>
    </style:style>
    <style:style style:name="Conteudo-outline5" style:family="presentation" style:parent-style-name="Conteudo-outline4">
      <style:paragraph-properties fo:margin-left="0cm" fo:margin-right="0cm" fo:margin-top="0.099cm" fo:margin-bottom="0cm" fo:text-indent="0cm"/>
    </style:style>
    <style:style style:name="Conteudo-outline6" style:family="presentation" style:parent-style-name="Conteudo-outline5">
      <style:paragraph-properties fo:margin-left="0cm" fo:margin-right="0cm" fo:margin-top="0.099cm" fo:margin-bottom="0cm" fo:text-indent="0cm"/>
    </style:style>
    <style:style style:name="Conteudo-outline7" style:family="presentation" style:parent-style-name="Conteudo-outline6">
      <style:paragraph-properties fo:margin-left="0cm" fo:margin-right="0cm" fo:margin-top="0.099cm" fo:margin-bottom="0cm" fo:text-indent="0cm"/>
    </style:style>
    <style:style style:name="Conteudo-outline8" style:family="presentation" style:parent-style-name="Conteudo-outline7">
      <style:paragraph-properties fo:margin-left="0cm" fo:margin-right="0cm" fo:margin-top="0.099cm" fo:margin-bottom="0cm" fo:text-indent="0cm"/>
    </style:style>
    <style:style style:name="Conteudo-outline9" style:family="presentation" style:parent-style-name="Conteudo-outline8">
      <style:paragraph-properties fo:margin-left="0cm" fo:margin-right="0cm" fo:margin-top="0.099cm" fo:margin-bottom="0cm" fo:text-indent="0cm"/>
    </style:style>
    <style:style style:name="Conteudo-subtitle" style:family="presentation">
      <style:graphic-properties draw:stroke="none" draw:fill="none" draw:textarea-vertical-align="middle">
        <text:list-style style:name="Conteu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udo-title" style:family="presentation">
      <style:graphic-properties draw:stroke="none" svg:stroke-color="#3465a4" draw:fill="none" draw:textarea-vertical-align="middle">
        <text:list-style style:name="Conteu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63338" draw:gradient-step-count="0"/>
    </style:style>
    <style:style style:name="Mdp2" style:family="drawing-page">
      <style:drawing-page-properties draw:background-size="border" draw:fill="solid" draw:fill-color="#666666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4cm" text:animation-delay="P0D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2cm" fo:min-width="3.842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2cm" fo:min-width="2.716cm"/>
    </style:style>
    <style:style style:name="Mpr1" style:family="presentation" style:parent-style-name="Slide_20_Titulo-title">
      <style:graphic-properties draw:auto-grow-height="false" fo:min-height="2.63cm"/>
    </style:style>
    <style:style style:name="Mpr2" style:family="presentation" style:parent-style-name="Slide_20_Titulo-backgroundobjects">
      <style:graphic-properties draw:fill-color="#ffffff" draw:textarea-vertical-align="middle" draw:auto-grow-height="false" fo:min-height="0.618cm" fo:min-width="0.646cm"/>
    </style:style>
    <style:style style:name="Mpr3" style:family="presentation" style:parent-style-name="Slide_20_Titulo-backgroundobjects">
      <style:graphic-properties svg:stroke-color="#ffffff" draw:fill-color="#ffffff" draw:textarea-vertical-align="middle" draw:auto-grow-height="false" fo:min-height="0.608cm" fo:min-width="0.608cm"/>
    </style:style>
    <style:style style:name="Mpr4" style:family="presentation" style:parent-style-name="Slide_20_Ti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_20_Ti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Conteudo-outline1">
      <style:graphic-properties fo:min-height="9.135cm"/>
    </style:style>
    <style:style style:name="Mpr7" style:family="presentation" style:parent-style-name="Conteudo-backgroundobjects">
      <style:graphic-properties draw:stroke="none" draw:fill="none" draw:fill-color="#ffffff" draw:auto-grow-height="false" fo:min-height="1.086cm"/>
    </style:style>
    <style:style style:name="Mpr8" style:family="presentation" style:parent-style-name="Conteu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Conteu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>
        <style:tab-stops/>
      </style:paragraph-properties>
      <style:text-properties fo:font-size="18pt"/>
    </style:style>
    <style:style style:name="MP6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style:text-properties fo:font-size="18pt"/>
    </style:style>
    <style:style style:name="MP10" style:family="paragraph">
      <loext:graphic-properties draw:fill="none" draw:fill-color="#ffffff"/>
      <style:text-properties fo:font-size="18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space-before="0.3cm" text:min-label-width="0.9cm"/>
        <style:text-properties fo:color="#00caca" fo:font-size="100%"/>
      </text:list-level-style-number>
      <text:list-level-style-number text:level="2" style:num-format="i">
        <style:list-level-properties text:space-before="1.5cm" text:min-label-width="0.9cm"/>
        <style:text-properties fo:color="#00caca" fo:font-size="75%"/>
      </text:list-level-style-number>
      <text:list-level-style-number text:level="3" style:num-format="i">
        <style:list-level-properties text:space-before="2.8cm" text:min-label-width="0.8cm"/>
        <style:text-properties fo:color="#00caca" fo:font-size="45%"/>
      </text:list-level-style-number>
      <text:list-level-style-number text:level="4" style:num-format="i">
        <style:list-level-properties text:space-before="4.2cm" text:min-label-width="0.6cm"/>
        <style:text-properties fo:color="#00caca" fo:font-size="75%"/>
      </text:list-level-style-number>
      <text:list-level-style-number text:level="5" style:num-format="i">
        <style:list-level-properties text:space-before="5.4cm" text:min-label-width="0.6cm"/>
        <style:text-properties fo:color="#00caca" fo:font-size="45%"/>
      </text:list-level-style-number>
      <text:list-level-style-number text:level="6" style:num-format="i">
        <style:list-level-properties text:space-before="6.6cm" text:min-label-width="0.6cm"/>
        <style:text-properties fo:color="#00caca" fo:font-size="45%"/>
      </text:list-level-style-number>
      <text:list-level-style-number text:level="7" style:num-format="i">
        <style:list-level-properties text:space-before="7.8cm" text:min-label-width="0.6cm"/>
        <style:text-properties fo:color="#00caca" fo:font-size="45%"/>
      </text:list-level-style-number>
      <text:list-level-style-number text:level="8" style:num-format="i">
        <style:list-level-properties text:space-before="9cm" text:min-label-width="0.6cm"/>
        <style:text-properties fo:color="#00caca" fo:font-size="45%"/>
      </text:list-level-style-number>
      <text:list-level-style-number text:level="9" style:num-format="i">
        <style:list-level-properties text:space-before="10.2cm" text:min-label-width="0.6cm"/>
        <style:text-properties fo:color="#00caca" fo:font-size="45%"/>
      </text:list-level-style-number>
      <text:list-level-style-number text:level="10" style:num-format="i">
        <style:list-level-properties text:space-before="11.4cm" text:min-label-width="0.6cm"/>
        <style:text-properties fo:color="#00caca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lide_20_Titulo" style:display-name="Slide Titulo" style:page-layout-name="PM1" draw:style-name="Mdp1">
      <office:forms form:automatic-focus="false" form:apply-design-mode="false"/>
      <draw:frame presentation:style-name="Mpr1" draw:layer="backgroundobjects" svg:width="19.6cm" svg:height="2.829cm" svg:x="7cm" svg:y="2.399cm" presentation:class="title">
        <draw:text-box>
          <text:p>Click to edit the title text format</text:p>
        </draw:text-box>
      </draw:frame>
      <draw:frame presentation:style-name="Slide_20_Titulo-outline1" draw:layer="backgroundobjects" svg:width="18.4cm" svg:height="5.8cm" svg:x="7.4cm" svg:y="6.199cm" presentation:class="outline" presentation:placeholder="true">
        <draw:text-box/>
      </draw:frame>
      <draw:frame draw:style-name="Mgr3" draw:text-style-name="MP6" draw:layer="backgroundobjects" svg:width="10.4cm" svg:height="2.384cm" svg:x="17.6cm" svg:y="13.365cm">
        <draw:text-box>
          <text:p text:style-name="MP5">Fernando Ferreira Silva<text:line-break/>www.ferreirasil.com</text:p>
        </draw:text-box>
      </draw:frame>
      <draw:g>
        <draw:custom-shape presentation:style-name="Mpr2" draw:text-style-name="MP7" draw:layer="backgroundobjects" svg:width="0.646cm" svg:height="0.618cm" svg:x="2.983cm" svg:y="14.693cm">
          <text:p/>
          <draw:enhanced-geometry svg:viewBox="0 0 21600 21600" draw:type="rectangle" draw:enhanced-path="M 0 0 L 21600 0 21600 21600 0 21600 0 0 Z N"/>
        </draw:custom-shape>
        <draw:frame draw:style-name="Mgr4" draw:text-style-name="MP8" draw:layer="backgroundobjects" svg:width="3.4cm" svg:height="0.8cm" svg:x="0.4cm" svg:y="14.599cm">
          <draw:image xlink:href="Pictures/100002010000030C000000C04D24EFCC515D97F2.png" xlink:type="simple" xlink:show="embed" xlink:actuate="onLoad" loext:mime-type="image/png">
            <text:p/>
          </draw:image>
        </draw:frame>
      </draw:g>
      <draw:g>
        <draw:frame draw:style-name="Mgr4" draw:text-style-name="MP8" draw:layer="backgroundobjects" svg:width="2.433cm" svg:height="1cm" svg:x="0.4cm" svg:y="13.399cm">
          <draw:image xlink:href="Pictures/10000201000003E80000019AD6338CFB9B8C8D8B.png" xlink:type="simple" xlink:show="embed" xlink:actuate="onLoad" loext:mime-type="image/png">
            <text:p/>
          </draw:image>
        </draw:frame>
        <draw:g>
          <draw:custom-shape presentation:style-name="Mpr3" draw:text-style-name="MP7" draw:layer="backgroundobjects" svg:width="0.86cm" svg:height="0.86cm" svg:x="2.853cm" svg:y="1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Mgr4" draw:text-style-name="MP8" draw:layer="backgroundobjects" svg:width="0.9cm" svg:height="0.9cm" svg:x="2.833cm" svg:y="13.419cm">
            <draw:image xlink:href="Pictures/1000020100000040000000408249BB4BD02F70B9.png" xlink:type="simple" xlink:show="embed" xlink:actuate="onLoad" loext:mime-type="image/png">
              <text:p/>
            </draw:image>
          </draw:frame>
        </draw:g>
      </draw:g>
      <draw:frame draw:style-name="Mgr5" draw:text-style-name="MP10" draw:layer="backgroundobjects" svg:width="4.342cm" svg:height="2.312cm" svg:x="3.8cm" svg:y="14.599cm">
        <draw:text-box>
          <text:p text:style-name="MP9">/in/fernandofs</text:p>
        </draw:text-box>
      </draw:frame>
      <draw:frame draw:style-name="Mgr6" draw:text-style-name="MP10" draw:layer="backgroundobjects" svg:width="3.216cm" svg:height="2.312cm" svg:x="3.8cm" svg:y="13.437cm">
        <draw:text-box>
          <text:p text:style-name="MP9">/feferreira</text:p>
        </draw:text-box>
      </draw:frame>
      <draw:frame draw:style-name="Mgr4" draw:text-style-name="MP8" draw:layer="backgroundobjects" svg:width="4.449cm" svg:height="5.002cm" svg:x="1.951cm" svg:y="1.2cm">
        <draw:image xlink:href="Pictures/100002010000039600000408DE987F27532068B5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lide_20_Titulo-title" draw:layer="backgroundobjects" svg:width="0.001cm" svg:height="0.001cm" svg:x="0cm" svg:y="2.257cm" presentation:class="page"/>
        <draw:frame presentation:style-name="Slide_20_Ti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udo" style:page-layout-name="PM1" draw:style-name="Mdp2">
      <office:forms form:automatic-focus="false" form:apply-design-mode="false"/>
      <draw:frame presentation:style-name="Conteudo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4cm" svg:x="1.4cm" svg:y="3.68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8.875cm" svg:height="1.085cm" svg:x="9.576cm" svg:y="14.347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nteudo-title" draw:layer="backgroundobjects" svg:width="0.001cm" svg:height="0.001cm" svg:x="0cm" svg:y="2.257cm" presentation:class="page"/>
        <draw:frame presentation:style-name="Conteu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23:33:17.810137699</meta:creation-date>
    <dc:date>2019-05-25T20:40:05.860122371</dc:date>
    <meta:editing-duration>PT1H33M15S</meta:editing-duration>
    <meta:editing-cycles>22</meta:editing-cycles>
    <meta:generator>LibreOffice/6.2.3.2$Linux_X86_64 LibreOffice_project/20$Build-2</meta:generator>
    <meta:document-statistic meta:object-count="48"/>
  </office:meta>
</office:document-meta>
</file>